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00f" officeooo:paragraph-rsid="001e100f"/>
    </style:style>
    <style:style style:name="T1" style:family="text">
      <style:text-properties officeooo:rsid="001ef2b2"/>
    </style:style>
    <style:style style:name="T2" style:family="text">
      <style:text-properties officeooo:rsid="001ff6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text:p>
      <text:p text:style-name="P1">Kalle Ilves: Scrumban-menetelmän käyttö ketterässä ohjelmistokehityksessä (2016)</text:p>
      <text:p text:style-name="P1"/>
      <text:p text:style-name="P1">Kanbanissa tärkeää on työnkulun visualisointi. Tehtävät esitetään kortteina, jotka ovat taululla jonoissa siihen asti kunnes työvaihe on valmistunut. <text:span text:style-name="T2">Näillä jonoilla saadaan myös rajattua käytettävissä olevan ajan määrä.</text:span> Erityisiä scrumin tapaisia sprinttejä ei ole, vaan kehitystiimi <text:span text:style-name="T1">voi itse määritellä millaista vaihetta se toteuttaa milloinkin. </text:span></text:p>
      <text:p text:style-name="P1"><text:tab/><text:span text:style-name="T2">Yhteistä scrumissa ja kanbanissa on muun muassa päivittäisen tapaamiset. Kanbanissa tapaamisten kolme kysymystä “mitä saavutit eilen?”, “mitä teet tänään” ja “onko sinulla ongelmia, tarvitsetko apua?” on selkeästi määriteltyjä. </text:span></text:p>
      <text:p text:style-name="P1"><text:tab/><text:span text:style-name="T2">Scrumban on siis yhdistelmä scrumia ja kanbania, jossa esimerkiksi scrumin tiukka sprintin aikarajoitus ja kanbanin liiallinen vapaus on yhdistetty. Tärkeää turhan työn minimointi. Scrumbanissa ei kuitenkaan ole aikarajattuja iteraatioita, mutta arviointitapaamiset ja retrospektiivi ovat käytössä. Pitkäaikaista suunnittelua varten käytetään ämpärin mittaa, jossa suunnitelmat sijoitetaan neljään ämpäriin, jotka jokainen kuvastavat tietyn aikavälin tavoitteita. Yhdistämisen tarkoituksena on ollut vastata molemmissa malleissa esiintyviin ongelmakohtiin. Tutkimuksessa scrumbanin käytöstä on ollut havaittavissa hyviä puolia, mutta sen heikkoutena on nähty mahdollinen kommunikaation väheneminen tiimiläisten kes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22:07:12.605717464</meta:creation-date>
    <dc:date>2016-05-10T00:03:46.151709850</dc:date>
    <meta:editing-duration>PT10M42S</meta:editing-duration>
    <meta:editing-cycles>1</meta:editing-cycles>
    <meta:document-statistic meta:table-count="0" meta:image-count="0" meta:object-count="0" meta:page-count="1" meta:paragraph-count="5" meta:word-count="158" meta:character-count="1387" meta:non-whitespace-character-count="1230"/>
    <meta:generator>LibreOffice/4.2.8.2$Linux_X86_64 LibreOffice_project/420m0$Build-2</meta:generator>
  </office:meta>
</office:document-meta>
</file>